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776in" svg:height="4.7031in" svg:x="7.8094in" svg:y="0.8646in">
            <draw:object draw:notify-on-update-of-ranges="Sheet1.C5:Sheet1.C55 Sheet1.D5:Sheet1.D55 Sheet1.F5:Sheet1.F11 Sheet1.G26:Sheet1.G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np(1-p)^(n-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Th. Throughput</text:p>
          </table:table-cell>
          <table:table-cell/>
          <table:table-cell office:value-type="string" calcext:value-type="string">
            <text:p>p </text:p>
          </table:table-cell>
          <table:table-cell office:value-type="string" calcext:value-type="string">
            <text:p>f(x) sim</text:p>
          </table:table-cell>
          <table:table-cell office:value-type="string" calcext:value-type="string">
            <text:p>95 % CI 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B$5]*[.C5]*POWER(1-[.C5]; [.$B$5]-1)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950138888888889" calcext:value-type="float">
            <text:p>0.095013888888889</text:p>
          </table:table-cell>
          <table:table-cell/>
        </table:table-row>
        <table:table-row table:style-name="ro1">
          <table:table-cell table:number-columns-repeated="2"/>
          <table:table-cell table:formula="of:=0.02+[.C5]" office:value-type="float" office:value="0.02" calcext:value-type="float">
            <text:p>0.02</text:p>
          </table:table-cell>
          <table:table-cell table:formula="of:=[.$B$5]*[.C6]*POWER(1-[.C6]; [.$B$5]-1)" office:value-type="float" office:value="0.333969991458635" calcext:value-type="float">
            <text:p>0.33396999145863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78013888888889" calcext:value-type="float">
            <text:p>0.178013888888889</text:p>
          </table:table-cell>
          <table:table-cell/>
        </table:table-row>
        <table:table-row table:style-name="ro1">
          <table:table-cell table:number-columns-repeated="2"/>
          <table:table-cell table:formula="of:=0.02+[.C6]" office:value-type="float" office:value="0.04" calcext:value-type="float">
            <text:p>0.04</text:p>
          </table:table-cell>
          <table:table-cell table:formula="of:=[.$B$5]*[.C7]*POWER(1-[.C7]; [.$B$5]-1)" office:value-type="float" office:value="0.367322054038382" calcext:value-type="float">
            <text:p>0.36732205403838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54486111111111" calcext:value-type="float">
            <text:p>0.254486111111111</text:p>
          </table:table-cell>
          <table:table-cell/>
        </table:table-row>
        <table:table-row table:style-name="ro1">
          <table:table-cell table:number-columns-repeated="2"/>
          <table:table-cell table:formula="of:=0.02+[.C7]" office:value-type="float" office:value="0.06" calcext:value-type="float">
            <text:p>0.06</text:p>
          </table:table-cell>
          <table:table-cell table:formula="of:=[.$B$5]*[.C8]*POWER(1-[.C8]; [.$B$5]-1)" office:value-type="float" office:value="0.299212862872336" calcext:value-type="float">
            <text:p>0.299212862872336</text:p>
          </table:table-cell>
          <table:table-cell table:style-name="ce2" office:value-type="string" calcext:value-type="string" table:number-columns-spanned="1" table:number-rows-spanned="4">
            <text:p>N = 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18430555555556" calcext:value-type="float">
            <text:p>0.318430555555556</text:p>
          </table:table-cell>
          <table:table-cell table:style-name="ce6" office:value-type="float" office:value="0.0034018171863518" calcext:value-type="float">
            <text:p>0.003401817186352</text:p>
          </table:table-cell>
        </table:table-row>
        <table:table-row table:style-name="ro1">
          <table:table-cell table:number-columns-repeated="2"/>
          <table:table-cell table:formula="of:=0.02+[.C8]" office:value-type="float" office:value="0.08" calcext:value-type="float">
            <text:p>0.08</text:p>
          </table:table-cell>
          <table:table-cell table:formula="of:=[.$B$5]*[.C9]*POWER(1-[.C9]; [.$B$5]-1)" office:value-type="float" office:value="0.213824878897404" calcext:value-type="float">
            <text:p>0.213824878897404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478972222222222" calcext:value-type="float">
            <text:p>0.478972222222222</text:p>
          </table:table-cell>
          <table:table-cell table:style-name="ce7" office:value-type="float" office:value="0.00355919094331006" calcext:value-type="float">
            <text:p>0.00355919094331</text:p>
          </table:table-cell>
        </table:table-row>
        <table:table-row table:style-name="ro1">
          <table:table-cell table:number-columns-repeated="2"/>
          <table:table-cell table:formula="of:=0.02+[.C9]" office:value-type="float" office:value="0.1" calcext:value-type="float">
            <text:p>0.1</text:p>
          </table:table-cell>
          <table:table-cell table:formula="of:=[.$B$5]*[.C10]*POWER(1-[.C10]; [.$B$5]-1)" office:value-type="float" office:value="0.141303860917387" calcext:value-type="float">
            <text:p>0.141303860917387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482708333333333" calcext:value-type="float">
            <text:p>0.482708333333333</text:p>
          </table:table-cell>
          <table:table-cell table:style-name="ce7" office:value-type="float" office:value="0.00346058420554753" calcext:value-type="float">
            <text:p>0.003460584205548</text:p>
          </table:table-cell>
        </table:table-row>
        <table:table-row table:style-name="ro1">
          <table:table-cell table:number-columns-repeated="2"/>
          <table:table-cell table:formula="of:=0.02+[.C10]" office:value-type="float" office:value="0.12" calcext:value-type="float">
            <text:p>0.12</text:p>
          </table:table-cell>
          <table:table-cell table:formula="of:=[.$B$5]*[.C11]*POWER(1-[.C11]; [.$B$5]-1)" office:value-type="float" office:value="0.0883690107146658" calcext:value-type="float">
            <text:p>0.088369010714666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319958333333333" calcext:value-type="float">
            <text:p>0.319958333333333</text:p>
          </table:table-cell>
          <table:table-cell table:style-name="ce8" office:value-type="float" office:value="0.0029747434669573" calcext:value-type="float">
            <text:p>0.002974743466957</text:p>
          </table:table-cell>
        </table:table-row>
        <table:table-row table:style-name="ro1">
          <table:table-cell table:number-columns-repeated="2"/>
          <table:table-cell table:formula="of:=0.02+[.C11]" office:value-type="float" office:value="0.14" calcext:value-type="float">
            <text:p>0.14</text:p>
          </table:table-cell>
          <table:table-cell table:formula="of:=[.$B$5]*[.C12]*POWER(1-[.C12]; [.$B$5]-1)" office:value-type="float" office:value="0.0529303025539656" calcext:value-type="float">
            <text:p>0.05293030255396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00319444444444" calcext:value-type="float">
            <text:p>0.200319444444444</text:p>
          </table:table-cell>
          <table:table-cell/>
        </table:table-row>
        <table:table-row table:style-name="ro1">
          <table:table-cell table:number-columns-repeated="2"/>
          <table:table-cell table:formula="of:=0.02+[.C12]" office:value-type="float" office:value="0.16" calcext:value-type="float">
            <text:p>0.16</text:p>
          </table:table-cell>
          <table:table-cell table:formula="of:=[.$B$5]*[.C13]*POWER(1-[.C13]; [.$B$5]-1)" office:value-type="float" office:value="0.0305731743639037" calcext:value-type="float">
            <text:p>0.03057317436390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26972222222222" calcext:value-type="float">
            <text:p>0.326972222222222</text:p>
          </table:table-cell>
          <table:table-cell/>
        </table:table-row>
        <table:table-row table:style-name="ro1">
          <table:table-cell table:number-columns-repeated="2"/>
          <table:table-cell table:formula="of:=0.02+[.C13]" office:value-type="float" office:value="0.18" calcext:value-type="float">
            <text:p>0.18</text:p>
          </table:table-cell>
          <table:table-cell table:formula="of:=[.$B$5]*[.C14]*POWER(1-[.C14]; [.$B$5]-1)" office:value-type="float" office:value="0.0170999751375149" calcext:value-type="float">
            <text:p>0.01709997513751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391736111111111" calcext:value-type="float">
            <text:p>0.391736111111111</text:p>
          </table:table-cell>
          <table:table-cell/>
        </table:table-row>
        <table:table-row table:style-name="ro1">
          <table:table-cell table:number-columns-repeated="2"/>
          <table:table-cell table:formula="of:=0.02+[.C14]" office:value-type="float" office:value="0.2" calcext:value-type="float">
            <text:p>0.2</text:p>
          </table:table-cell>
          <table:table-cell table:formula="of:=[.$B$5]*[.C15]*POWER(1-[.C15]; [.$B$5]-1)" office:value-type="float" office:value="0.00928455029464037" calcext:value-type="float">
            <text:p>0.00928455029464</text:p>
          </table:table-cell>
          <table:table-cell table:style-name="ce2" office:value-type="string" calcext:value-type="string" table:number-columns-spanned="1" table:number-rows-spanned="4">
            <text:p>N = 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10291666666666" calcext:value-type="float">
            <text:p>0.410291666666666</text:p>
          </table:table-cell>
          <table:table-cell table:style-name="ce6" office:value-type="float" office:value="0.0032519725903023" calcext:value-type="float">
            <text:p>0.003251972590302</text:p>
          </table:table-cell>
        </table:table-row>
        <table:table-row table:style-name="ro1">
          <table:table-cell table:number-columns-repeated="2"/>
          <table:table-cell table:formula="of:=0.02+[.C15]" office:value-type="float" office:value="0.22" calcext:value-type="float">
            <text:p>0.22</text:p>
          </table:table-cell>
          <table:table-cell table:formula="of:=[.$B$5]*[.C16]*POWER(1-[.C16]; [.$B$5]-1)" office:value-type="float" office:value="0.00490103059424795" calcext:value-type="float">
            <text:p>0.004901030594248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26075" calcext:value-type="float">
            <text:p>0.26075</text:p>
          </table:table-cell>
          <table:table-cell table:style-name="ce7" office:value-type="float" office:value="0.00302344260072199" calcext:value-type="float">
            <text:p>0.003023442600722</text:p>
          </table:table-cell>
        </table:table-row>
        <table:table-row table:style-name="ro1">
          <table:table-cell table:number-columns-repeated="2"/>
          <table:table-cell table:formula="of:=0.02+[.C16]" office:value-type="float" office:value="0.24" calcext:value-type="float">
            <text:p>0.24</text:p>
          </table:table-cell>
          <table:table-cell table:formula="of:=[.$B$5]*[.C17]*POWER(1-[.C17]; [.$B$5]-1)" office:value-type="float" office:value="0.00251725187243071" calcext:value-type="float">
            <text:p>0.002517251872431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0781388888888888" calcext:value-type="float">
            <text:p>0.078138888888889</text:p>
          </table:table-cell>
          <table:table-cell table:style-name="ce7" office:value-type="float" office:value="0.00192255099044415" calcext:value-type="float">
            <text:p>0.001922550990444</text:p>
          </table:table-cell>
        </table:table-row>
        <table:table-row table:style-name="ro1">
          <table:table-cell table:number-columns-repeated="2"/>
          <table:table-cell table:formula="of:=0.02+[.C17]" office:value-type="float" office:value="0.26" calcext:value-type="float">
            <text:p>0.26</text:p>
          </table:table-cell>
          <table:table-cell table:formula="of:=[.$B$5]*[.C18]*POWER(1-[.C18]; [.$B$5]-1)" office:value-type="float" office:value="0.00125838772963048" calcext:value-type="float">
            <text:p>0.00125838772963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00654166666666666" calcext:value-type="float">
            <text:p>0.006541666666667</text:p>
          </table:table-cell>
          <table:table-cell table:style-name="ce8" office:value-type="float" office:value="0.000603361632502276" calcext:value-type="float">
            <text:p>0.000603361632502</text:p>
          </table:table-cell>
        </table:table-row>
        <table:table-row table:style-name="ro1">
          <table:table-cell table:number-columns-repeated="2"/>
          <table:table-cell table:formula="of:=0.02+[.C18]" office:value-type="float" office:value="0.28" calcext:value-type="float">
            <text:p>0.28</text:p>
          </table:table-cell>
          <table:table-cell table:formula="of:=[.$B$5]*[.C19]*POWER(1-[.C19]; [.$B$5]-1)" office:value-type="float" office:value="0.000612239974973362" calcext:value-type="float">
            <text:p>0.00061223997497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314458333333333" calcext:value-type="float">
            <text:p>0.314458333333333</text:p>
          </table:table-cell>
          <table:table-cell/>
        </table:table-row>
        <table:table-row table:style-name="ro1">
          <table:table-cell table:number-columns-repeated="2"/>
          <table:table-cell table:formula="of:=0.02+[.C19]" office:value-type="float" office:value="0.3" calcext:value-type="float">
            <text:p>0.3</text:p>
          </table:table-cell>
          <table:table-cell table:formula="of:=[.$B$5]*[.C20]*POWER(1-[.C20]; [.$B$5]-1)" office:value-type="float" office:value="0.000289791518023186" calcext:value-type="float">
            <text:p>0.00028979151802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86180555555555" calcext:value-type="float">
            <text:p>0.386180555555555</text:p>
          </table:table-cell>
          <table:table-cell/>
        </table:table-row>
        <table:table-row table:style-name="ro1">
          <table:table-cell table:number-columns-repeated="2"/>
          <table:table-cell table:formula="of:=0.02+[.C20]" office:value-type="float" office:value="0.32" calcext:value-type="float">
            <text:p>0.32</text:p>
          </table:table-cell>
          <table:table-cell table:formula="of:=[.$B$5]*[.C21]*POWER(1-[.C21]; [.$B$5]-1)" office:value-type="float" office:value="0.000133361263518367" calcext:value-type="float">
            <text:p>0.00013336126351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349277777777777" calcext:value-type="float">
            <text:p>0.349277777777777</text:p>
          </table:table-cell>
          <table:table-cell/>
        </table:table-row>
        <table:table-row table:style-name="ro1">
          <table:table-cell table:number-columns-repeated="2"/>
          <table:table-cell table:formula="of:=0.02+[.C21]" office:value-type="float" office:value="0.34" calcext:value-type="float">
            <text:p>0.34</text:p>
          </table:table-cell>
          <table:table-cell table:formula="of:=[.$B$5]*[.C22]*POWER(1-[.C22]; [.$B$5]-1)" office:value-type="float" office:value="0.0000596175744165742" calcext:value-type="float">
            <text:p>5.96175744165742E-05</text:p>
          </table:table-cell>
          <table:table-cell table:style-name="ce2" office:value-type="string" calcext:value-type="string" table:number-columns-spanned="1" table:number-rows-spanned="4">
            <text:p>N = 1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270958333333333" calcext:value-type="float">
            <text:p>0.270958333333333</text:p>
          </table:table-cell>
          <table:table-cell table:style-name="ce6" office:value-type="float" office:value="0.00258825567100446" calcext:value-type="float">
            <text:p>0.002588255671004</text:p>
          </table:table-cell>
        </table:table-row>
        <table:table-row table:style-name="ro1">
          <table:table-cell table:number-columns-repeated="2"/>
          <table:table-cell table:formula="of:=0.02+[.C22]" office:value-type="float" office:value="0.36" calcext:value-type="float">
            <text:p>0.36</text:p>
          </table:table-cell>
          <table:table-cell table:formula="of:=[.$B$5]*[.C23]*POWER(1-[.C23]; [.$B$5]-1)" office:value-type="float" office:value="0.0000258608622521118" calcext:value-type="float">
            <text:p>2.58608622521118E-05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table:style-name="ce7" office:value-type="float" office:value="0.0014165216952805" calcext:value-type="float">
            <text:p>0.001416521695281</text:p>
          </table:table-cell>
        </table:table-row>
        <table:table-row table:style-name="ro1">
          <table:table-cell table:number-columns-repeated="2"/>
          <table:table-cell table:formula="of:=0.02+[.C23]" office:value-type="float" office:value="0.38" calcext:value-type="float">
            <text:p>0.38</text:p>
          </table:table-cell>
          <table:table-cell table:formula="of:=[.$B$5]*[.C24]*POWER(1-[.C24]; [.$B$5]-1)" office:value-type="float" office:value="0.0000108708585996034" calcext:value-type="float">
            <text:p>1.08708585996034E-05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00141666666666667" calcext:value-type="float">
            <text:p>0.001416666666667</text:p>
          </table:table-cell>
          <table:table-cell table:style-name="ce7" office:value-type="float" office:value="0.000255515852236033" calcext:value-type="float">
            <text:p>0.000255515852236</text:p>
          </table:table-cell>
        </table:table-row>
        <table:table-row table:style-name="ro1">
          <table:table-cell table:number-columns-repeated="2"/>
          <table:table-cell table:formula="of:=0.02+[.C24]" office:value-type="float" office:value="0.4" calcext:value-type="float">
            <text:p>0.4</text:p>
          </table:table-cell>
          <table:table-cell table:formula="of:=[.$B$5]*[.C25]*POWER(1-[.C25]; [.$B$5]-1)" office:value-type="float" office:value="0.00000442147839441464" calcext:value-type="float">
            <text:p>4.42147839441464E-06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25]" office:value-type="float" office:value="0.42" calcext:value-type="float">
            <text:p>0.42</text:p>
          </table:table-cell>
          <table:table-cell table:formula="of:=[.$B$5]*[.C26]*POWER(1-[.C26]; [.$B$5]-1)" office:value-type="float" office:value="0.00000173693016853955" calcext:value-type="float">
            <text:p>1.73693016853955E-0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340861111111111" calcext:value-type="float">
            <text:p>0.340861111111111</text:p>
          </table:table-cell>
          <table:table-cell/>
        </table:table-row>
        <table:table-row table:style-name="ro1">
          <table:table-cell table:number-columns-repeated="2"/>
          <table:table-cell table:formula="of:=0.02+[.C26]" office:value-type="float" office:value="0.44" calcext:value-type="float">
            <text:p>0.44</text:p>
          </table:table-cell>
          <table:table-cell table:formula="of:=[.$B$5]*[.C27]*POWER(1-[.C27]; [.$B$5]-1)" office:value-type="float" office:value="0.000000657698292544682" calcext:value-type="float">
            <text:p>6.57698292544682E-0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41319444444445" calcext:value-type="float">
            <text:p>0.141319444444445</text:p>
          </table:table-cell>
          <table:table-cell/>
        </table:table-row>
        <table:table-row table:style-name="ro1">
          <table:table-cell table:number-columns-repeated="2"/>
          <table:table-cell table:formula="of:=0.02+[.C27]" office:value-type="float" office:value="0.46" calcext:value-type="float">
            <text:p>0.46</text:p>
          </table:table-cell>
          <table:table-cell table:formula="of:=[.$B$5]*[.C28]*POWER(1-[.C28]; [.$B$5]-1)" office:value-type="float" office:value="0.000000239495921102546" calcext:value-type="float">
            <text:p>2.39495921102546E-0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411666666666666" calcext:value-type="float">
            <text:p>0.041166666666667</text:p>
          </table:table-cell>
          <table:table-cell/>
        </table:table-row>
        <table:table-row table:style-name="ro1">
          <table:table-cell table:number-columns-repeated="2"/>
          <table:table-cell table:formula="of:=0.02+[.C28]" office:value-type="float" office:value="0.48" calcext:value-type="float">
            <text:p>0.48</text:p>
          </table:table-cell>
          <table:table-cell table:formula="of:=[.$B$5]*[.C29]*POWER(1-[.C29]; [.$B$5]-1)" office:value-type="float" office:value="0.0000000836487503872683" calcext:value-type="float">
            <text:p>8.36487503872683E-08</text:p>
          </table:table-cell>
          <table:table-cell table:style-name="ce2" office:value-type="string" calcext:value-type="string" table:number-columns-spanned="1" table:number-rows-spanned="4">
            <text:p>N = 3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0952777777777779" calcext:value-type="float">
            <text:p>0.009527777777778</text:p>
          </table:table-cell>
          <table:table-cell table:style-name="ce6" office:value-type="float" office:value="0.000727895121137477" calcext:value-type="float">
            <text:p>0.000727895121137</text:p>
          </table:table-cell>
        </table:table-row>
        <table:table-row table:style-name="ro1">
          <table:table-cell table:number-columns-repeated="2"/>
          <table:table-cell table:formula="of:=0.02+[.C29]" office:value-type="float" office:value="0.5" calcext:value-type="float">
            <text:p>0.5</text:p>
          </table:table-cell>
          <table:table-cell table:formula="of:=[.$B$5]*[.C30]*POWER(1-[.C30]; [.$B$5]-1)" office:value-type="float" office:value="0.0000000279396772384642" calcext:value-type="float">
            <text:p>2.79396772384642E-08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30]" office:value-type="float" office:value="0.52" calcext:value-type="float">
            <text:p>0.52</text:p>
          </table:table-cell>
          <table:table-cell table:formula="of:=[.$B$5]*[.C31]*POWER(1-[.C31]; [.$B$5]-1)" office:value-type="float" office:value="0.0000000088944783480818" calcext:value-type="float">
            <text:p>8.8944783480818E-09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31]" office:value-type="float" office:value="0.54" calcext:value-type="float">
            <text:p>0.54</text:p>
          </table:table-cell>
          <table:table-cell table:formula="of:=[.$B$5]*[.C32]*POWER(1-[.C32]; [.$B$5]-1)" office:value-type="float" office:value="0.00000000268838914587621" calcext:value-type="float">
            <text:p>2.68838914587621E-09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32]" office:value-type="float" office:value="0.56" calcext:value-type="float">
            <text:p>0.56</text:p>
          </table:table-cell>
          <table:table-cell table:formula="of:=[.$B$5]*[.C33]*POWER(1-[.C33]; [.$B$5]-1)" office:value-type="float" office:value="0.000000000768133842700042" calcext:value-type="float">
            <text:p>7.68133842700042E-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3]" office:value-type="float" office:value="0.58" calcext:value-type="float">
            <text:p>0.58</text:p>
          </table:table-cell>
          <table:table-cell table:formula="of:=[.$B$5]*[.C34]*POWER(1-[.C34]; [.$B$5]-1)" office:value-type="float" office:value="0.000000000206432784104999" calcext:value-type="float">
            <text:p>2.06432784104999E-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4]" office:value-type="float" office:value="0.6" calcext:value-type="float">
            <text:p>0.6</text:p>
          </table:table-cell>
          <table:table-cell table:formula="of:=[.$B$5]*[.C35]*POWER(1-[.C35]; [.$B$5]-1)" office:value-type="float" office:value="0.0000000000518814677073074" calcext:value-type="float">
            <text:p>5.18814677073074E-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5]" office:value-type="float" office:value="0.62" calcext:value-type="float">
            <text:p>0.62</text:p>
          </table:table-cell>
          <table:table-cell table:formula="of:=[.$B$5]*[.C36]*POWER(1-[.C36]; [.$B$5]-1)" office:value-type="float" office:value="0.0000000000121125963897368" calcext:value-type="float">
            <text:p>1.21125963897368E-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6]" office:value-type="float" office:value="0.64" calcext:value-type="float">
            <text:p>0.64</text:p>
          </table:table-cell>
          <table:table-cell table:formula="of:=[.$B$5]*[.C37]*POWER(1-[.C37]; [.$B$5]-1)" office:value-type="float" office:value="0.00000000000260659615897005" calcext:value-type="float">
            <text:p>2.60659615897005E-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7]" office:value-type="float" office:value="0.66" calcext:value-type="float">
            <text:p>0.66</text:p>
          </table:table-cell>
          <table:table-cell table:formula="of:=[.$B$5]*[.C38]*POWER(1-[.C38]; [.$B$5]-1)" office:value-type="float" office:value="0.000000000000512334715587322" calcext:value-type="float">
            <text:p>5.12334715587322E-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8]" office:value-type="float" office:value="0.68" calcext:value-type="float">
            <text:p>0.68</text:p>
          </table:table-cell>
          <table:table-cell table:formula="of:=[.$B$5]*[.C39]*POWER(1-[.C39]; [.$B$5]-1)" office:value-type="float" office:value="0.0000000000000909870404100028" calcext:value-type="float">
            <text:p>9.09870404100028E-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9]" office:value-type="float" office:value="0.7" calcext:value-type="float">
            <text:p>0.7</text:p>
          </table:table-cell>
          <table:table-cell table:formula="of:=[.$B$5]*[.C40]*POWER(1-[.C40]; [.$B$5]-1)" office:value-type="float" office:value="0.000000000000014412379246625" calcext:value-type="float">
            <text:p>1.4412379246625E-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0]" office:value-type="float" office:value="0.72" calcext:value-type="float">
            <text:p>0.72</text:p>
          </table:table-cell>
          <table:table-cell table:formula="of:=[.$B$5]*[.C41]*POWER(1-[.C41]; [.$B$5]-1)" office:value-type="float" office:value="2.0046412378895E-015" calcext:value-type="float">
            <text:p>2.0046412378895E-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1]" office:value-type="float" office:value="0.74" calcext:value-type="float">
            <text:p>0.74</text:p>
          </table:table-cell>
          <table:table-cell table:formula="of:=[.$B$5]*[.C42]*POWER(1-[.C42]; [.$B$5]-1)" office:value-type="float" office:value="2.40203906186612E-016" calcext:value-type="float">
            <text:p>2.40203906186612E-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2]" office:value-type="float" office:value="0.76" calcext:value-type="float">
            <text:p>0.76</text:p>
          </table:table-cell>
          <table:table-cell table:formula="of:=[.$B$5]*[.C43]*POWER(1-[.C43]; [.$B$5]-1)" office:value-type="float" office:value="2.42136832346063E-017" calcext:value-type="float">
            <text:p>2.42136832346063E-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3]" office:value-type="float" office:value="0.78" calcext:value-type="float">
            <text:p>0.78</text:p>
          </table:table-cell>
          <table:table-cell table:formula="of:=[.$B$5]*[.C44]*POWER(1-[.C44]; [.$B$5]-1)" office:value-type="float" office:value="1.9928453666624E-018" calcext:value-type="float">
            <text:p>1.9928453666624E-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4]" office:value-type="float" office:value="0.8" calcext:value-type="float">
            <text:p>0.8</text:p>
          </table:table-cell>
          <table:table-cell table:formula="of:=[.$B$5]*[.C45]*POWER(1-[.C45]; [.$B$5]-1)" office:value-type="float" office:value="1.28849018879993E-019" calcext:value-type="float">
            <text:p>1.28849018879993E-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5]" office:value-type="float" office:value="0.82" calcext:value-type="float">
            <text:p>0.82</text:p>
          </table:table-cell>
          <table:table-cell table:formula="of:=[.$B$5]*[.C46]*POWER(1-[.C46]; [.$B$5]-1)" office:value-type="float" office:value="6.2206784797464E-021" calcext:value-type="float">
            <text:p>6.2206784797464E-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6]" office:value-type="float" office:value="0.84" calcext:value-type="float">
            <text:p>0.84</text:p>
          </table:table-cell>
          <table:table-cell table:formula="of:=[.$B$5]*[.C47]*POWER(1-[.C47]; [.$B$5]-1)" office:value-type="float" office:value="2.09353409336109E-022" calcext:value-type="float">
            <text:p>2.09353409336109E-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7]" office:value-type="float" office:value="0.86" calcext:value-type="float">
            <text:p>0.86</text:p>
          </table:table-cell>
          <table:table-cell table:formula="of:=[.$B$5]*[.C48]*POWER(1-[.C48]; [.$B$5]-1)" office:value-type="float" office:value="4.45997824836748E-024" calcext:value-type="float">
            <text:p>4.45997824836748E-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8]" office:value-type="float" office:value="0.88" calcext:value-type="float">
            <text:p>0.88</text:p>
          </table:table-cell>
          <table:table-cell table:formula="of:=[.$B$5]*[.C49]*POWER(1-[.C49]; [.$B$5]-1)" office:value-type="float" office:value="5.22227890359437E-026" calcext:value-type="float">
            <text:p>5.22227890359437E-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9]" office:value-type="float" office:value="0.9" calcext:value-type="float">
            <text:p>0.9</text:p>
          </table:table-cell>
          <table:table-cell table:formula="of:=[.$B$5]*[.C50]*POWER(1-[.C50]; [.$B$5]-1)" office:value-type="float" office:value="2.69999999999964E-028" calcext:value-type="float">
            <text:p>2.69999999999964E-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0]" office:value-type="float" office:value="0.92" calcext:value-type="float">
            <text:p>0.92</text:p>
          </table:table-cell>
          <table:table-cell table:formula="of:=[.$B$5]*[.C51]*POWER(1-[.C51]; [.$B$5]-1)" office:value-type="float" office:value="4.27089313553381E-031" calcext:value-type="float">
            <text:p>4.27089313553381E-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1]" office:value-type="float" office:value="0.94" calcext:value-type="float">
            <text:p>0.94</text:p>
          </table:table-cell>
          <table:table-cell table:formula="of:=[.$B$5]*[.C52]*POWER(1-[.C52]; [.$B$5]-1)" office:value-type="float" office:value="1.0390474226872E-034" calcext:value-type="float">
            <text:p>1.0390474226872E-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2]" office:value-type="float" office:value="0.960000000000001" calcext:value-type="float">
            <text:p>0.960000000000001</text:p>
          </table:table-cell>
          <table:table-cell table:formula="of:=[.$B$5]*[.C53]*POWER(1-[.C53]; [.$B$5]-1)" office:value-type="float" office:value="8.30103483316618E-040" calcext:value-type="float">
            <text:p>8.30103483316618E-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3]" office:value-type="float" office:value="0.98" calcext:value-type="float">
            <text:p>0.98</text:p>
          </table:table-cell>
          <table:table-cell table:formula="of:=[.$B$5]*[.C54]*POWER(1-[.C54]; [.$B$5]-1)" office:value-type="float" office:value="1.57840048127877E-048" calcext:value-type="float">
            <text:p>1.57840048127877E-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4]" office:value-type="float" office:value="1" calcext:value-type="float">
            <text:p>1</text:p>
          </table:table-cell>
          <table:table-cell table:formula="of:=[.$B$5]*[.C55]*POWER(1-[.C55]; [.$B$5]-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8:33:06.792132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5:27:40.909112115</meta:creation-date>
    <dc:date>2021-01-25T20:28:38.685493634</dc:date>
    <meta:editing-duration>PT2H45M13S</meta:editing-duration>
    <meta:editing-cycles>7</meta:editing-cycles>
    <meta:generator>LibreOffice/6.4.6.2$Linux_X86_64 LibreOffice_project/40$Build-2</meta:generator>
    <meta:document-statistic meta:table-count="1" meta:cell-count="18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51cm" svg:stroke-color="#004586" draw:fill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000" draw:fill-color="#ff4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32cm" svg:height="11.947cm" xlink:href=".." xlink:type="simple" chart:class="chart:scatter" chart:style-name="ch1">
        <chart:title svg:x="5.646cm" svg:y="0.374cm" chart:style-name="ch2">
          <text:p>Theoretical vs Simulation (N = 30)</text:p>
        </chart:title>
        <chart:legend chart:legend-position="end" svg:x="14.624cm" svg:y="5.404cm" style:legend-expansion="custom" chartooo:width="3.462cm" chartooo:height="1.096cm" style:legend-expansion-aspect-ratio="3.15875912408759" chart:style-name="ch3"/>
        <chart:plot-area chart:style-name="ch4" table:cell-range-address="Sheet1.C5:Sheet1.D55 Sheet1.G26:Sheet1.G32" chart:data-source-has-labels="row" svg:x="1.315cm" svg:y="1.412cm" svg:width="13.005cm" svg:height="9.335cm">
          <chartooo:coordinate-region svg:x="2.227cm" svg:y="1.611cm" svg:width="11.853cm" svg:height="8.489cm"/>
          <chart:axis chart:dimension="x" chart:name="primary-x" chart:style-name="ch5">
            <chart:title svg:x="7.667cm" svg:y="10.985cm" chart:style-name="ch6">
              <text:p>p</text:p>
            </chart:title>
          </chart:axis>
          <chart:axis chart:dimension="y" chart:name="primary-y" chart:style-name="ch5">
            <chart:title svg:x="0.391cm" svg:y="7.419cm" chart:style-name="ch7">
              <text:p>Mean Throughput</text:p>
            </chart:title>
            <chart:grid chart:style-name="ch8" chart:class="major"/>
          </chart:axis>
          <chart:series chart:style-name="ch9" chart:values-cell-range-address="Sheet1.D5:Sheet1.D55" loext:label-string="theoretical" chart:class="chart:scatter">
            <chart:domain table:cell-range-address="Sheet1.C5:Sheet1.C55"/>
            <chart:data-point chart:repeated="51"/>
          </chart:series>
          <chart:series chart:style-name="ch10" chart:values-cell-range-address="Sheet1.G26:Sheet1.G32" loext:label-string="simulation" chart:class="chart:scatter">
            <chart:domain table:cell-range-address="Sheet1.F5:Sheet1.F11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eoretical</text:p>
              </table:table-cell>
              <table:table-cell office:value-type="string">
                <text:p>Column F</text:p>
              </table:table-cell>
              <table:table-cell office:value-type="string">
                <text:p>simul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5:Sheet1.C55</svg:desc>
                </draw:g>
              </table:table-cell>
              <table:table-cell office:value-type="float" office:value="0">
                <text:p>0</text:p>
                <draw:g>
                  <svg:desc>Sheet1.D5:Sheet1.D55</svg:desc>
                </draw:g>
              </table:table-cell>
              <table:table-cell office:value-type="float" office:value="0.05">
                <text:p>0.05</text:p>
                <draw:g>
                  <svg:desc>Sheet1.F5:Sheet1.F11</svg:desc>
                </draw:g>
              </table:table-cell>
              <table:table-cell office:value-type="float" office:value="0.340861111111111">
                <text:p>0.340861111111111</text:p>
                <draw:g>
                  <svg:desc>Sheet1.G26:Sheet1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333969991458635">
                <text:p>0.333969991458635</text:p>
              </table:table-cell>
              <table:table-cell office:value-type="float" office:value="0.1">
                <text:p>0.1</text:p>
              </table:table-cell>
              <table:table-cell office:value-type="float" office:value="0.141319444444445">
                <text:p>0.14131944444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367322054038382">
                <text:p>0.367322054038382</text:p>
              </table:table-cell>
              <table:table-cell office:value-type="float" office:value="0.15">
                <text:p>0.15</text:p>
              </table:table-cell>
              <table:table-cell office:value-type="float" office:value="0.0411666666666666">
                <text:p>0.0411666666666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99212862872336">
                <text:p>0.299212862872336</text:p>
              </table:table-cell>
              <table:table-cell office:value-type="float" office:value="0.2">
                <text:p>0.2</text:p>
              </table:table-cell>
              <table:table-cell office:value-type="float" office:value="0.00952777777777779">
                <text:p>0.00952777777777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213824878897404">
                <text:p>0.21382487889740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141303860917387">
                <text:p>0.14130386091738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883690107146658">
                <text:p>0.088369010714665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529303025539656">
                <text:p>0.0529303025539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305731743639037">
                <text:p>0.030573174363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0170999751375149">
                <text:p>0.017099975137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0928455029464037">
                <text:p>0.0092845502946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00490103059424795">
                <text:p>0.00490103059424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0251725187243071">
                <text:p>0.0025172518724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0125838772963048">
                <text:p>0.0012583877296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00612239974973362">
                <text:p>0.00061223997497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00289791518023186">
                <text:p>0.00028979151802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000133361263518367">
                <text:p>0.00013336126351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0000596175744165742">
                <text:p>0.000059617574416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0000258608622521118">
                <text:p>0.000025860862252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000108708585996034">
                <text:p>0.000010870858599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00000442147839441464">
                <text:p>0.0000044214783944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00000173693016853955">
                <text:p>0.0000017369301685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000000657698292544682">
                <text:p>0.00000065769829254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000000239495921102546">
                <text:p>0.00000023949592110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000000836487503872683">
                <text:p>0.000000083648750387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0000000279396772384642">
                <text:p>0.000000027939677238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000000088944783480818">
                <text:p>0.000000008894478348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00000000268838914587621">
                <text:p>0.0000000026883891458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00000000768133842700042">
                <text:p>0.00000000076813384270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000000000206432784104999">
                <text:p>0.00000000020643278410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0000000000518814677073074">
                <text:p>0.000000000051881467707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000000000121125963897368">
                <text:p>0.000000000012112596389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00000000000260659615897005">
                <text:p>0.0000000000026065961589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000000000000512334715587322">
                <text:p>0.00000000000051233471558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0000000000000909870404100028">
                <text:p>0.00000000000009098704041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000000000000014412379246625">
                <text:p>0.00000000000001441237924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0046412378895E-015">
                <text:p>2.0046412378895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40203906186612E-016">
                <text:p>2.40203906186612E-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42136832346063E-017">
                <text:p>2.42136832346063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9928453666624E-018">
                <text:p>1.9928453666624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28849018879993E-019">
                <text:p>1.28849018879993E-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6.2206784797464E-021">
                <text:p>6.2206784797464E-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09353409336109E-022">
                <text:p>2.09353409336109E-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4.45997824836748E-024">
                <text:p>4.45997824836748E-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5.22227890359437E-026">
                <text:p>5.22227890359437E-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69999999999964E-028">
                <text:p>2.69999999999964E-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4.27089313553381E-031">
                <text:p>4.27089313553381E-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0390474226872E-034">
                <text:p>1.0390474226872E-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8.30103483316618E-040">
                <text:p>8.30103483316618E-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57840048127877E-048">
                <text:p>1.57840048127877E-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